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6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8.tc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BiText: Building Large Heterogeneous Translation Memories from Parallel Web Content</text:p>
          </table:table-cell>
          <table:table-cell office:value-type="string" calcext:value-type="string">
            <text:p>Alain Désilets</text:p>
          </table:table-cell>
          <table:table-cell office:value-type="string" calcext:value-type="string">
            <text:p>http://www.mt-archive.info/05/Aslib-2008-Desilet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brid Architectures for Multi-Engine Machine Translation</text:p>
          </table:table-cell>
          <table:table-cell office:value-type="string" calcext:value-type="string">
            <text:p>Andreas Eisele</text:p>
          </table:table-cell>
          <table:table-cell office:value-type="string" calcext:value-type="string">
            <text:p>http://www.mt-archive.info/05/Aslib-2008-Eisel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R-Based Collaborative Construction of a Multilingual Terminological Dictionary for Cultural Resources</text:p>
          </table:table-cell>
          <table:table-cell office:value-type="string" calcext:value-type="string">
            <text:p>Mohammad Daoud</text:p>
          </table:table-cell>
          <table:table-cell office:value-type="string" calcext:value-type="string">
            <text:p>http://www.mt-archive.info/05/Aslib-2008-Daou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 African Localization Network</text:p>
          </table:table-cell>
          <table:table-cell table:style-name="ce3" office:value-type="string" calcext:value-type="string">
            <text:p>Manal Amin</text:p>
          </table:table-cell>
          <table:table-cell office:value-type="string" calcext:value-type="string">
            <text:p>http://www.mt-archive.info/05/Aslib-2008-Am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n and the Art of Quality Assurance: Quality Assurance Automation in Translation: Needs, Reality and Expectations</text:p>
          </table:table-cell>
          <table:table-cell office:value-type="string" calcext:value-type="string">
            <text:p>Julia Makoushina</text:p>
          </table:table-cell>
          <table:table-cell office:value-type="string" calcext:value-type="string">
            <text:p>http://www.mt-archive.info/05/Aslib-2008-Makoushin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ki behind the Firewall—Microscale Online Collaboration in a Translation Agency</text:p>
          </table:table-cell>
          <table:table-cell table:style-name="ce3" office:value-type="string" calcext:value-type="string">
            <text:p>David Calvert</text:p>
          </table:table-cell>
          <table:table-cell office:value-type="string" calcext:value-type="string">
            <text:p>http://www.mt-archive.info/05/Aslib-2008-Calver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aging Complex Translation Projects Through Virtual Spaces: a Case Study</text:p>
          </table:table-cell>
          <table:table-cell office:value-type="string" calcext:value-type="string">
            <text:p>Dr. Fola Yahaya</text:p>
          </table:table-cell>
          <table:table-cell office:value-type="string" calcext:value-type="string">
            <text:p>http://www.mt-archive.info/05/Aslib-2008-Yahay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ing a 12-week e-Learning Course on Software Localisation at Imperial College London: Design and Insights from Student Feedback</text:p>
          </table:table-cell>
          <table:table-cell office:value-type="string" calcext:value-type="string">
            <text:p>Mark Shuttleworth and Daniela Ford</text:p>
          </table:table-cell>
          <table:table-cell office:value-type="string" calcext:value-type="string">
            <text:p>http://www.mt-archive.info/05/Aslib-2008-Shuttleworth.pdf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yond Terms: Multi-Word Units in MultiTerm Extract</text:p>
          </table:table-cell>
          <table:table-cell office:value-type="string" calcext:value-type="string">
            <text:p>María Fernández Parra and Pius ten Hacken</text:p>
          </table:table-cell>
          <table:table-cell office:value-type="string" calcext:value-type="string">
            <text:p>http://www.mt-archive.info/05/Aslib-2008-Fernandez-Parra.pdf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http://www.mt-archive.info/05/Aslib-2008-Friedman.pdf" xlink:type="simple">A Quality Control Framework for Gold Standard Reference Translations:The Process and Toolkit Developed for GALE</text:a></text:p>
          </table:table-cell>
          <table:table-cell office:value-type="string" calcext:value-type="string">
            <text:p>Lauren Friedman</text:p>
          </table:table-cell>
          <table:table-cell office:value-type="string" calcext:value-type="string">
            <text:p>http://www.mt-archive.info/05/Aslib-2008-Friedman.pdf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8.tc'.A1:'2008.tc'.AMJ4 '2008.tc'.A6:'2008.tc'.AMJ6 '2008.tc'.A5:'2008.tc'.A5 '2008.tc'.C5:'2008.tc'.AMJ5 '2008.tc'.B8:'2008.tc'.AMJ1048576 '2008.tc'.A7:'2008.tc'.A10 '2008.tc'.C7:'2008.tc'.AMJ7 '2008.tc'.A13:'2008.tc'.A1048576">
            <calcext:condition calcext:apply-style-name="Accent" calcext:value="duplicate" calcext:base-cell-address="'2008.tc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07:06:01.373990429</dc:date>
    <meta:editing-duration>PT6M23S</meta:editing-duration>
    <meta:editing-cycles>1</meta:editing-cycles>
    <meta:document-statistic meta:table-count="1" meta:cell-count="39" meta:object-count="0"/>
    <meta:generator>LibreOffice/6.0.7.3$Linux_X86_64 LibreOffice_project/00m0$Build-3</meta:generator>
  </office:meta>
</office:document-meta>
</file>